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Pointcut.matches( Method method , @ Nullable Class &lt; ? &gt; clazz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opUtilsTests.testPointcutAppliesToOneMethodOnObjec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opUtilsTests.testCanonicalFrameworkClassesStillCanonicalOnDeserializ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opUtilsTests.testPointcutAlwaysAppl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Pointcut.matches( Method method , @ Nullable Class &lt; ?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opUtilsTests.testPointcutCanNeverAppl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